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1.9cm" svg:x="0.2cm" svg:y="3.7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9cm" svg:y="0.1cm">
          <text:p text:style-name="P1"><text:span text:style-name="T1">RAM</text:span></text:p>
          <text:p text:style-name="P1"><text:span text:style-name="T1">(SRA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5.6cm" svg:y="2.7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39cm" svg:y1="4.6cm" svg:x2="6.539cm" svg:y2="5.3cm">
          <text:p/>
        </draw:line>
        <draw:line draw:style-name="gr2" draw:text-style-name="P1" draw:layer="layout" svg:x1="3.8cm" svg:y1="5.6cm" svg:x2="3.8cm" svg:y2="6.3cm">
          <text:p/>
        </draw:line>
        <draw:line draw:style-name="gr2" draw:text-style-name="P1" draw:layer="layout" svg:x1="1.2cm" svg:y1="5.6cm" svg:x2="1.2cm" svg:y2="6.3cm">
          <text:p/>
        </draw:line>
        <draw:custom-shape draw:style-name="gr1" draw:text-style-name="P2" draw:layer="layout" svg:width="1.9cm" svg:height="1.9cm" svg:x="5.6cm" svg:y="5.3cm">
          <text:p text:style-name="P1"><text:span text:style-name="T1">μ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6.3cm" svg:x2="5.6cm" svg:y2="6.3cm">
          <text:p/>
        </draw:line>
        <draw:line draw:style-name="gr2" draw:text-style-name="P1" draw:layer="layout" svg:x1="7.5cm" svg:y1="6.3cm" svg:x2="11.9cm" svg:y2="6.3cm">
          <text:p/>
        </draw:line>
        <draw:custom-shape draw:style-name="gr1" draw:text-style-name="P2" draw:layer="layout" svg:width="1.9cm" svg:height="1.9cm" svg:x="8.3cm" svg:y="3.7cm">
          <text:p text:style-name="P1"><text:span text:style-name="T1">But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1cm" svg:y="3.7cm">
          <text:p text:style-name="P1"><text:span text:style-name="T1">Display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5.6cm" svg:x2="11.9cm" svg:y2="6.3cm">
          <text:p/>
        </draw:line>
        <draw:line draw:style-name="gr2" draw:text-style-name="P1" draw:layer="layout" svg:x1="9.3cm" svg:y1="5.6cm" svg:x2="9.3cm" svg:y2="6.3cm">
          <text:p/>
        </draw:line>
        <draw:custom-shape draw:style-name="gr1" draw:text-style-name="P2" draw:layer="layout" svg:width="1.9cm" svg:height="1.9cm" svg:x="5.6cm" svg:y="7.9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7.2cm" svg:x2="6.5cm" svg:y2="7.9cm">
          <text:p/>
        </draw:line>
        <draw:custom-shape draw:style-name="gr1" draw:text-style-name="P2" draw:layer="layout" svg:width="1.9cm" svg:height="1.9cm" svg:x="2.9cm" svg:y="2.7cm">
          <text:p text:style-name="P1"><text:span text:style-name="T1">RAM</text:span></text:p>
          <text:p text:style-name="P1"><text:span text:style-name="T1">(Flash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9cm" svg:y="5.3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cm" svg:y1="2cm" svg:x2="3.9cm" svg:y2="2.7cm">
          <text:p/>
        </draw:line>
        <draw:line draw:style-name="gr2" draw:text-style-name="P1" draw:layer="layout" svg:x1="3.9cm" svg:y1="4.6cm" svg:x2="3.9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45.65</meta:creation-date>
    <dc:date>2013-06-04T02:36:44</dc:date>
    <meta:editing-duration>PT2H32M16S</meta:editing-duration>
    <meta:editing-cycles>8</meta:editing-cycles>
    <meta:generator>OpenOffice.org/3.4.1$Unix OpenOffice.org_project/341m1$Build-9593</meta:generator>
    <meta:document-statistic meta:object-count="19"/>
  </office:meta>
</office:document-meta>
</file>